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0000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ff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ff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cm" draw:marker-start-width="0.2cm" draw:marker-end="Стили_20_стрелок_20_1" draw:marker-end-width="0.3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fo:min-height="0.825cm"/>
    </style:style>
    <style:style style:name="gr15" style:family="graphic" style:parent-style-name="standard">
      <style:graphic-properties draw:marker-end="Стили_20_стрелок_20_1" draw:marker-end-width="0.3cm" draw:fill="solid" draw:fill-color="#cccc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2cm" svg:height="1.6cm" svg:x="2cm" svg:y="4.675cm">
          <text:p text:style-name="P1">Кодовая </text:p>
          <text:p text:style-name="P1">книга </text:p>
          <text:p text:style-name="P1">возбуждения</text:p>
        </draw:rect>
        <draw:rect draw:style-name="gr1" draw:text-style-name="P1" xml:id="id4" draw:id="id4" draw:layer="layout" svg:width="3.2cm" svg:height="1.6cm" svg:x="10.925cm" svg:y="6.575cm">
          <text:p text:style-name="P1">Формантный</text:p>
          <text:p text:style-name="P1">Синтезирующий</text:p>
          <text:p text:style-name="P1">фильтр</text:p>
        </draw:rect>
        <draw:frame draw:style-name="gr2" xml:id="id26" draw:id="id26" draw:layer="layout" svg:width="2.275cm" svg:height="1.425cm" svg:x="2.275cm" svg:y="10.85cm">
          <draw:text-box>
            <text:p>Исходная </text:p>
            <text:p>речь</text:p>
          </draw:text-box>
        </draw:frame>
        <draw:rect draw:style-name="gr1" draw:text-style-name="P1" xml:id="id3" draw:id="id3" draw:layer="layout" svg:width="3.6cm" svg:height="1.6cm" svg:x="8.4cm" svg:y="4.675cm">
          <text:p text:style-name="P1">Фильтр </text:p>
          <text:p text:style-name="P1">Синтезирующий</text:p>
          <text:p text:style-name="P1">Основной тон</text:p>
        </draw:rect>
        <draw:custom-shape draw:style-name="gr3" draw:text-style-name="P1" xml:id="id2" draw:id="id2" draw:layer="layout" svg:width="0.8cm" svg:height="0.8cm" svg:x="6.217cm" svg:y="5.07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11" draw:id="id11" draw:layer="layout" svg:width="3.2cm" svg:height="1.6cm" svg:x="7.4cm" svg:y="13.4cm">
          <text:p text:style-name="P1">Фильтр </text:p>
          <text:p text:style-name="P1">Предсказания</text:p>
          <text:p text:style-name="P1"><text:s/>ошибки</text:p>
        </draw:rect>
        <draw:custom-shape draw:style-name="gr4" draw:text-style-name="P1" xml:id="id16" draw:id="id16" draw:layer="layout" svg:width="0.8cm" svg:height="0.8cm" svg:x="18.775cm" svg:y="20.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10" draw:id="id10" draw:layer="layout" svg:width="3.2cm" svg:height="2cm" svg:x="1.8cm" svg:y="13.2cm">
          <text:p text:style-name="P1">Разбиение</text:p>
          <text:p text:style-name="P1">На кадры/</text:p>
          <text:p text:style-name="P1">подкадры</text:p>
        </draw:rect>
        <draw:rect draw:style-name="gr1" draw:text-style-name="P1" xml:id="id12" draw:id="id12" draw:layer="layout" svg:width="3.2cm" svg:height="1.6cm" svg:x="12cm" svg:y="13.4cm">
          <text:p text:style-name="P1">Долгосрочный </text:p>
          <text:p text:style-name="P1">LP-анализ</text:p>
        </draw:rect>
        <draw:connector draw:style-name="gr5" draw:text-style-name="P1" draw:layer="layout" svg:x1="5.2cm" svg:y1="5.475cm" svg:x2="6.217cm" svg:y2="5.475cm" draw:start-shape="id1" draw:start-glue-point="1" draw:end-shape="id2" draw:end-glue-point="6" svg:d="m5200 5475h1017">
          <text:p/>
        </draw:connector>
        <draw:connector draw:style-name="gr5" draw:text-style-name="P1" draw:layer="layout" svg:x1="7.017cm" svg:y1="5.475cm" svg:x2="8.4cm" svg:y2="5.475cm" draw:start-shape="id2" draw:start-glue-point="10" draw:end-shape="id3" draw:end-glue-point="3" svg:d="m7017 5475h1383">
          <text:p/>
        </draw:connector>
        <draw:connector draw:style-name="gr5" draw:text-style-name="P1" draw:layer="layout" svg:x1="10.2cm" svg:y1="6.275cm" svg:x2="10.925cm" svg:y2="7.375cm" draw:start-shape="id3" draw:start-glue-point="2" draw:end-shape="id4" draw:end-glue-point="3" svg:d="m10200 6275v1100h725">
          <text:p/>
        </draw:connector>
        <draw:frame draw:style-name="gr6" xml:id="id5" draw:id="id5" draw:layer="layout" svg:width="2.275cm" svg:height="1.75cm" svg:x="14.825cm" svg:y="6.5cm">
          <draw:text-box>
            <text:p>Синтези-</text:p>
            <text:p>рованная </text:p>
            <text:p>речь</text:p>
          </draw:text-box>
        </draw:frame>
        <draw:connector draw:style-name="gr5" draw:text-style-name="P1" draw:layer="layout" svg:x1="14.125cm" svg:y1="7.375cm" svg:x2="14.825cm" svg:y2="7.375cm" draw:start-shape="id4" draw:start-glue-point="1" draw:end-shape="id5" draw:end-glue-point="3" svg:d="m14125 7375h700">
          <text:p/>
        </draw:connector>
        <draw:frame draw:style-name="gr7" xml:id="id7" draw:id="id7" draw:layer="layout" svg:width="2.2cm" svg:height="1.2cm" svg:x="2.5cm" svg:y="7.45cm">
          <draw:text-box>
            <text:p>Индекс</text:p>
          </draw:text-box>
        </draw:frame>
        <draw:frame draw:style-name="gr7" xml:id="id6" draw:id="id6" draw:layer="layout" svg:width="2.425cm" svg:height="1.2cm" svg:x="5.4cm" svg:y="6.975cm">
          <draw:text-box>
            <text:p>Усиление</text:p>
          </draw:text-box>
        </draw:frame>
        <draw:frame draw:style-name="gr7" xml:id="id8" draw:id="id8" draw:layer="layout" svg:width="4cm" svg:height="1.7cm" svg:x="8.2cm" svg:y="2.125cm">
          <draw:text-box>
            <text:p>Параметры долговременного предсказания</text:p>
          </draw:text-box>
        </draw:frame>
        <draw:frame draw:style-name="gr7" xml:id="id9" draw:id="id9" draw:layer="layout" svg:width="3.35cm" svg:height="1.7cm" svg:x="10.85cm" svg:y="8.8cm">
          <draw:text-box>
            <text:p>Параметры краткосрочного предсказания</text:p>
          </draw:text-box>
        </draw:frame>
        <draw:connector draw:style-name="gr5" draw:text-style-name="P1" draw:layer="layout" svg:x1="6.612cm" svg:y1="6.975cm" svg:x2="6.617cm" svg:y2="5.875cm" draw:start-shape="id6" draw:start-glue-point="0" draw:end-shape="id2" draw:end-glue-point="8" svg:d="m6612 6975v-549h5v-551">
          <text:p/>
        </draw:connector>
        <draw:connector draw:style-name="gr5" draw:text-style-name="P1" draw:layer="layout" svg:x1="3.6cm" svg:y1="7.45cm" svg:x2="3.6cm" svg:y2="6.275cm" draw:start-shape="id7" draw:start-glue-point="0" draw:end-shape="id1" draw:end-glue-point="2" svg:d="m3600 7450v-1175">
          <text:p/>
        </draw:connector>
        <draw:connector draw:style-name="gr5" draw:text-style-name="P1" draw:layer="layout" svg:x1="10.2cm" svg:y1="3.825cm" svg:x2="10.2cm" svg:y2="4.675cm" draw:start-shape="id8" draw:start-glue-point="2" draw:end-shape="id3" draw:end-glue-point="0" svg:d="m10200 3825v850">
          <text:p/>
        </draw:connector>
        <draw:connector draw:style-name="gr5" draw:text-style-name="P1" draw:layer="layout" svg:x1="12.525cm" svg:y1="8.8cm" svg:x2="12.525cm" svg:y2="8.175cm" draw:start-shape="id9" draw:start-glue-point="0" draw:end-shape="id4" draw:end-glue-point="2" svg:d="m12525 8800v-625">
          <text:p/>
        </draw:connector>
        <draw:connector draw:style-name="gr5" draw:text-style-name="P1" draw:layer="layout" svg:x1="5cm" svg:y1="14.2cm" svg:x2="7.4cm" svg:y2="14.2cm" draw:start-shape="id10" draw:start-glue-point="1" draw:end-shape="id11" svg:d="m5000 14200h2400">
          <text:p/>
        </draw:connector>
        <draw:connector draw:style-name="gr5" draw:text-style-name="P1" draw:layer="layout" svg:x1="10.6cm" svg:y1="14.2cm" svg:x2="12cm" svg:y2="14.2cm" draw:start-shape="id11" draw:start-glue-point="1" draw:end-shape="id12" svg:d="m10600 14200h1400">
          <text:p/>
        </draw:connector>
        <draw:rect draw:style-name="gr1" draw:text-style-name="P1" xml:id="id14" draw:id="id14" draw:layer="layout" svg:width="2.8cm" svg:height="1.6cm" svg:x="1.8cm" svg:y="17cm">
          <text:p text:style-name="P1">Краткосрочны</text:p>
          <text:p text:style-name="P1">LP-анализ</text:p>
        </draw:rect>
        <draw:rect draw:style-name="gr1" draw:text-style-name="P1" xml:id="id13" draw:id="id13" draw:layer="layout" svg:width="3.6cm" svg:height="2cm" svg:x="6cm" svg:y="16.8cm">
          <text:p text:style-name="P1">Перцептуально</text:p>
          <text:p text:style-name="P1">Взвешивающий</text:p>
          <text:p text:style-name="P1">фильтр</text:p>
        </draw:rect>
        <draw:connector draw:style-name="gr5" draw:text-style-name="P1" draw:layer="layout" draw:line-skew="-0.101cm 0cm -0.099cm" svg:x1="5cm" svg:y1="14.2cm" svg:x2="6cm" svg:y2="17.8cm" draw:start-shape="id10" draw:start-glue-point="1" draw:end-shape="id13" draw:end-glue-point="3" svg:d="m5000 14200h400v1800 0 1800h600">
          <text:p/>
        </draw:connector>
        <draw:connector draw:style-name="gr5" draw:text-style-name="P1" draw:layer="layout" svg:x1="3.2cm" svg:y1="17cm" svg:x2="9cm" svg:y2="15cm" draw:start-shape="id14" draw:start-glue-point="0" draw:end-shape="id11" svg:d="m3200 17000v-1000h5800v-1000">
          <text:p/>
        </draw:connector>
        <draw:connector draw:style-name="gr5" draw:text-style-name="P1" draw:layer="layout" draw:line-skew="-0.299cm" svg:x1="3.2cm" svg:y1="17cm" svg:x2="7.8cm" svg:y2="16.8cm" draw:start-shape="id14" draw:start-glue-point="0" draw:end-shape="id13" draw:end-glue-point="0" svg:d="m3200 17000v-1000h4600v800">
          <text:p/>
        </draw:connector>
        <draw:connector draw:style-name="gr5" draw:text-style-name="P1" draw:layer="layout" draw:line-skew="-0.101cm" svg:x1="5cm" svg:y1="14.2cm" svg:x2="4.6cm" svg:y2="17.8cm" draw:start-shape="id10" draw:start-glue-point="1" draw:end-shape="id14" draw:end-glue-point="1" svg:d="m5000 14200h400v3600h-800">
          <text:p/>
        </draw:connector>
        <draw:rect draw:style-name="gr8" draw:text-style-name="P1" xml:id="id18" draw:id="id18" draw:layer="layout" svg:width="3.6cm" svg:height="2cm" svg:x="8.6cm" svg:y="20.2cm">
          <text:p text:style-name="P1">Фильтр </text:p>
          <text:p text:style-name="P1">Синтезирующий</text:p>
          <text:p text:style-name="P1">Основной тон</text:p>
        </draw:rect>
        <draw:rect draw:style-name="gr8" draw:text-style-name="P1" xml:id="id17" draw:id="id17" draw:layer="layout" svg:width="4.625cm" svg:height="2.4cm" svg:x="12.975cm" svg:y="20cm">
          <text:p text:style-name="P1">Модифицированный</text:p>
          <text:p text:style-name="P1">Формантный</text:p>
          <text:p text:style-name="P1">Синтезирующий</text:p>
          <text:p text:style-name="P1">фильтр</text:p>
        </draw:rect>
        <draw:rect draw:style-name="gr8" draw:text-style-name="P1" xml:id="id20" draw:id="id20" draw:layer="layout" svg:width="3.2cm" svg:height="1.6cm" svg:x="9.2cm" svg:y="23.6cm">
          <text:p text:style-name="P1">Кодовая </text:p>
          <text:p text:style-name="P1">книга </text:p>
          <text:p text:style-name="P1">возбуждения</text:p>
        </draw:rect>
        <draw:rect draw:style-name="gr1" draw:text-style-name="P1" xml:id="id15" draw:id="id15" draw:layer="layout" svg:width="3.2cm" svg:height="1.6cm" svg:x="3.825cm" svg:y="22.2cm">
          <text:p text:style-name="P1">Вычисление </text:p>
          <text:p text:style-name="P1">Коэффициента</text:p>
          <text:p text:style-name="P1">усиления</text:p>
        </draw:rect>
        <draw:rect draw:style-name="gr9" draw:text-style-name="P1" xml:id="id21" draw:id="id21" draw:layer="layout" svg:width="3.275cm" svg:height="1.6cm" svg:x="14.15cm" svg:y="23.6cm">
          <text:p text:style-name="P1">Минимизация</text:p>
          <text:p text:style-name="P1">ошибки</text:p>
        </draw:rect>
        <draw:custom-shape draw:style-name="gr10" draw:text-style-name="P1" xml:id="id19" draw:id="id19" draw:layer="layout" svg:width="0.8cm" svg:height="0.8cm" svg:x="7.35cm" svg:y="24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0.012cm -0.913cm" svg:x1="9.6cm" svg:y1="17.8cm" svg:x2="5.425cm" svg:y2="22.2cm" draw:start-shape="id13" draw:start-glue-point="1" draw:end-shape="id15" draw:end-glue-point="0" svg:d="m9600 17800h513v1787h-4688v2613">
          <text:p/>
        </draw:connector>
        <draw:connector draw:style-name="gr5" draw:text-style-name="P1" draw:layer="layout" svg:x1="9.6cm" svg:y1="17.8cm" svg:x2="19.175cm" svg:y2="20.8cm" draw:start-shape="id13" draw:start-glue-point="1" draw:end-shape="id16" draw:end-glue-point="4" svg:d="m9600 17800h9575v3000">
          <text:p/>
        </draw:connector>
        <draw:connector draw:style-name="gr5" draw:text-style-name="P1" draw:layer="layout" draw:line-skew="-0.499cm" svg:x1="3.2cm" svg:y1="17cm" svg:x2="15.287cm" svg:y2="20cm" draw:start-shape="id14" draw:start-glue-point="0" draw:end-shape="id17" svg:d="m3200 17000v-1000h12087v4000">
          <text:p/>
        </draw:connector>
        <draw:connector draw:style-name="gr5" draw:text-style-name="P1" draw:layer="layout" draw:line-skew="-0.725cm" svg:x1="13.6cm" svg:y1="15cm" svg:x2="10.4cm" svg:y2="20.2cm" draw:start-shape="id12" draw:end-shape="id18" draw:end-glue-point="0" svg:d="m13600 15000v1863h-3200v3337">
          <text:p/>
        </draw:connector>
        <draw:connector draw:style-name="gr11" draw:text-style-name="P1" draw:layer="layout" svg:x1="7.75cm" svg:y1="24cm" svg:x2="8.6cm" svg:y2="21.2cm" draw:start-shape="id19" draw:start-glue-point="4" draw:end-shape="id18" draw:end-glue-point="3" svg:d="m7750 24000v-2800h850">
          <text:p/>
        </draw:connector>
        <draw:connector draw:style-name="gr5" draw:text-style-name="P1" draw:layer="layout" svg:x1="5.425cm" svg:y1="23.8cm" svg:x2="7.35cm" svg:y2="24.4cm" draw:start-shape="id15" draw:start-glue-point="2" draw:end-shape="id19" draw:end-glue-point="6" svg:d="m5425 23800v600h1925">
          <text:p/>
        </draw:connector>
        <draw:connector draw:style-name="gr11" draw:text-style-name="P1" draw:layer="layout" svg:x1="9.2cm" svg:y1="24.4cm" svg:x2="8.15cm" svg:y2="24.4cm" draw:start-shape="id20" draw:start-glue-point="3" draw:end-shape="id19" draw:end-glue-point="10" svg:d="m9200 24400h-1050">
          <text:p/>
        </draw:connector>
        <draw:connector draw:style-name="gr12" draw:text-style-name="P1" draw:layer="layout" svg:x1="14.15cm" svg:y1="24.4cm" svg:x2="12.4cm" svg:y2="24.4cm" draw:start-shape="id21" draw:start-glue-point="3" draw:end-shape="id20" draw:end-glue-point="1" svg:d="m14150 24400h-1750">
          <text:p/>
        </draw:connector>
        <draw:connector draw:style-name="gr11" draw:text-style-name="P1" draw:layer="layout" svg:x1="12.2cm" svg:y1="21.2cm" svg:x2="12.975cm" svg:y2="21.2cm" draw:start-shape="id18" draw:start-glue-point="1" draw:end-shape="id17" draw:end-glue-point="3" svg:d="m12200 21200h775">
          <text:p/>
        </draw:connector>
        <draw:connector draw:style-name="gr11" draw:text-style-name="P1" draw:layer="layout" svg:x1="17.6cm" svg:y1="21.2cm" svg:x2="18.775cm" svg:y2="21.2cm" draw:start-shape="id17" draw:start-glue-point="1" draw:end-shape="id16" draw:end-glue-point="6" svg:d="m17600 21200h1175">
          <text:p/>
        </draw:connector>
        <draw:connector draw:style-name="gr12" draw:text-style-name="P1" draw:layer="layout" svg:x1="19.175cm" svg:y1="21.6cm" svg:x2="17.425cm" svg:y2="24.4cm" draw:start-shape="id16" draw:start-glue-point="8" draw:end-shape="id21" draw:end-glue-point="1" svg:d="m19175 21600v2800h-1750">
          <text:p/>
        </draw:connector>
        <draw:connector draw:style-name="gr13" draw:text-style-name="P1" draw:layer="layout" draw:line-skew="0.099cm" svg:x1="17.6cm" svg:y1="21.2cm" svg:x2="7.025cm" svg:y2="23cm" draw:start-shape="id17" draw:start-glue-point="1" draw:end-shape="id15" draw:end-glue-point="1" svg:d="m17600 21200h624v1800h-11199">
          <text:p/>
        </draw:connector>
        <draw:connector draw:style-name="gr5" draw:text-style-name="P1" draw:layer="layout" svg:x1="3.2cm" svg:y1="18.6cm" svg:x2="3.2cm" svg:y2="25.675cm" draw:start-shape="id14" draw:start-glue-point="2" draw:end-shape="id22" draw:end-glue-point="0" svg:d="m3200 18600v7075">
          <text:p/>
        </draw:connector>
        <draw:frame draw:style-name="gr14" xml:id="id22" draw:id="id22" draw:layer="layout" svg:width="1.4cm" svg:height="1.075cm" svg:x="2.5cm" svg:y="25.675cm">
          <draw:text-box>
            <text:p>LPC</text:p>
          </draw:text-box>
        </draw:frame>
        <draw:frame draw:style-name="gr14" xml:id="id23" draw:id="id23" draw:layer="layout" svg:width="2.375cm" svg:height="1.075cm" svg:x="4.225cm" svg:y="25.625cm">
          <draw:text-box>
            <text:p>Усиление</text:p>
          </draw:text-box>
        </draw:frame>
        <draw:connector draw:style-name="gr5" draw:text-style-name="P1" draw:layer="layout" svg:x1="5.425cm" svg:y1="23.8cm" svg:x2="5.412cm" svg:y2="25.625cm" draw:start-shape="id15" draw:start-glue-point="2" draw:end-shape="id23" draw:end-glue-point="0" svg:d="m5425 23800v913h-13v912">
          <text:p/>
        </draw:connector>
        <draw:frame draw:style-name="gr14" xml:id="id24" draw:id="id24" draw:layer="layout" svg:width="3.2cm" svg:height="1.7cm" svg:x="11.75cm" svg:y="25.9cm">
          <draw:text-box>
            <text:p>Индекс сигнала</text:p>
            <text:p>возбуждения</text:p>
          </draw:text-box>
        </draw:frame>
        <draw:connector draw:style-name="gr5" draw:text-style-name="P1" draw:layer="layout" svg:x1="14.15cm" svg:y1="24.4cm" svg:x2="13.35cm" svg:y2="25.9cm" draw:start-shape="id21" draw:start-glue-point="3" draw:end-shape="id24" draw:end-glue-point="0" svg:d="m14150 24400h-800v1500">
          <text:p/>
        </draw:connector>
        <draw:frame draw:style-name="gr14" xml:id="id25" draw:id="id25" draw:layer="layout" svg:width="3.425cm" svg:height="1.7cm" svg:x="16.425cm" svg:y="13.35cm">
          <draw:text-box>
            <text:p>Параметры </text:p>
            <text:p>Долгосрочного</text:p>
            <text:p>предсказания</text:p>
          </draw:text-box>
        </draw:frame>
        <draw:connector draw:style-name="gr5" draw:text-style-name="P1" draw:layer="layout" svg:x1="15.2cm" svg:y1="14.2cm" svg:x2="16.425cm" svg:y2="14.2cm" draw:start-shape="id12" draw:start-glue-point="1" draw:end-shape="id25" draw:end-glue-point="3" svg:d="m15200 14200h1225">
          <text:p/>
        </draw:connector>
        <draw:frame draw:style-name="gr14" draw:text-style-name="P2" draw:layer="layout" svg:width="0.85cm" svg:height="1.075cm" svg:x="18.225cm" svg:y="20.475cm">
          <draw:text-box>
            <text:p><text:span text:style-name="T1">-</text:span></text:p>
          </draw:text-box>
        </draw:frame>
        <draw:connector draw:style-name="gr15" draw:text-style-name="P1" draw:layer="layout" svg:x1="3.412cm" svg:y1="12.275cm" svg:x2="3.4cm" svg:y2="13.2cm" draw:start-shape="id26" draw:start-glue-point="2" draw:end-shape="id10" draw:end-glue-point="0" svg:d="m3412 12275v462h-12v4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6H56M18S</meta:editing-duration>
    <meta:editing-cycles>26</meta:editing-cycles>
    <meta:generator>OpenOffice.org/3.3$Win32 OpenOffice.org_project/330m20$Build-9567</meta:generator>
    <dc:date>2012-01-29T13:17:44.64</dc:date>
    <meta:document-statistic meta:object-count="58"/>
  </office:meta>
</office:document-meta>
</file>